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14.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26cm" fo:min-width="1.126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5cm" fo:min-width="5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5.25cm" svg:height="1.25cm" svg:x="6.25cm" svg:y="5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5cm" svg:y1="5.25cm" svg:x2="8.25cm" svg:y2="6.5cm">
          <text:p/>
        </draw:line>
        <draw:line draw:style-name="gr2" draw:text-style-name="P2" draw:layer="layout" svg:x1="10.5cm" svg:y1="5.25cm" svg:x2="10.5cm" svg:y2="6.5cm">
          <text:p/>
        </draw:line>
        <draw:line draw:style-name="gr2" draw:text-style-name="P2" draw:layer="layout" svg:x1="12.75cm" svg:y1="5.25cm" svg:x2="12.75cm" svg:y2="6.5cm">
          <text:p/>
        </draw:line>
        <draw:line draw:style-name="gr2" draw:text-style-name="P2" draw:layer="layout" svg:x1="14.75cm" svg:y1="5.25cm" svg:x2="14.75cm" svg:y2="6.5cm">
          <text:p/>
        </draw:line>
        <draw:line draw:style-name="gr2" draw:text-style-name="P2" draw:layer="layout" svg:x1="17cm" svg:y1="5.25cm" svg:x2="17cm" svg:y2="6.5cm">
          <text:p/>
        </draw:line>
        <draw:line draw:style-name="gr2" draw:text-style-name="P2" draw:layer="layout" svg:x1="19.25cm" svg:y1="5.25cm" svg:x2="19.25cm" svg:y2="6.5cm">
          <text:p/>
        </draw:line>
        <draw:connector draw:style-name="gr3" draw:text-style-name="P2" draw:layer="layout" draw:line-skew="4.499cm" svg:x1="21.5cm" svg:y1="5.875cm" svg:x2="16.588cm" svg:y2="14.319cm" draw:start-shape="id1" draw:start-glue-point="1" svg:d="M21500 5875h5000v8444h-9912" svg:viewBox="0 0 9913 8445">
          <text:p text:style-name="P1"><text:s text:c="59"/>调度</text:p>
        </draw:connector>
        <draw:frame draw:style-name="gr4" draw:text-style-name="P3" draw:layer="layout" svg:width="2cm" svg:height="1.673cm" svg:x="6.323cm" svg:y="5.442cm">
          <draw:text-box>
            <text:p>PCB</text:p>
          </draw:text-box>
        </draw:frame>
        <draw:custom-shape draw:style-name="gr5" draw:text-style-name="P1" xml:id="id2" draw:id="id2" draw:layer="layout" svg:width="3.25cm" svg:height="1.75cm" svg:x="2cm" svg:y="9cm">
          <text:p text:style-name="P1">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3.625cm" svg:y1="9cm" svg:x2="6.25cm" svg:y2="5.875cm" draw:start-shape="id2" draw:start-glue-point="4" draw:end-shape="id1" draw:end-glue-point="3" svg:d="M3625 9000v-3125h2625" svg:viewBox="0 0 2626 3126">
          <text:p text:style-name="P1">否</text:p>
        </draw:connector>
        <draw:connector draw:style-name="gr7" draw:text-style-name="P2" draw:layer="layout" svg:x1="10.75cm" svg:y1="14.125cm" svg:x2="3.625cm" svg:y2="10.75cm" draw:start-shape="id3" draw:start-glue-point="3" draw:end-shape="id2" draw:end-glue-point="6" svg:d="M10750 14125h-7125v-3375" svg:viewBox="0 0 7126 3376">
          <text:p/>
        </draw:connector>
        <draw:line draw:style-name="gr8" draw:text-style-name="P2" draw:layer="layout" svg:x1="5cm" svg:y1="10cm" svg:x2="8.75cm" svg:y2="10cm">
          <text:p text:style-name="P1">是</text:p>
        </draw:line>
        <draw:frame draw:style-name="gr9" draw:text-style-name="P3" draw:layer="layout" svg:width="5.25cm" svg:height="0.962cm" svg:x="10.75cm" svg:y="6.75cm">
          <draw:text-box>
            <text:p>Ready queue</text:p>
          </draw:text-box>
        </draw:frame>
        <draw:custom-shape draw:style-name="gr10" draw:text-style-name="P1" xml:id="id3" draw:id="id3" draw:layer="layout" svg:width="5.75cm" svg:height="5.75cm" svg:x="10.75cm" svg:y="11.25cm">
          <text:p text:style-name="P1">CPU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0.25cm" svg:height="1cm" svg:x="8.25cm" svg:y="1.75cm">
          <draw:text-box>
            <text:p>Prior schedulin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4T08:12:16.716147226</meta:creation-date>
    <dc:date>2022-01-14T08:25:11.775954936</dc:date>
    <meta:editing-duration>PT12M53S</meta:editing-duration>
    <meta:editing-cycles>4</meta:editing-cycles>
    <meta:generator>LibreOffice/7.2.5.2$Linux_X86_64 LibreOffice_project/499f9727c189e6ef3471021d6132d4c694f357e5</meta:generator>
    <meta:document-statistic meta:object-count="16"/>
  </office:meta>
</office:document-meta>
</file>